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99f37"/>
    </style:style>
    <style:style style:name="T3" style:family="text">
      <style:text-properties officeooo:rsid="002a7ccf"/>
    </style:style>
    <style:style style:name="T4" style:family="text">
      <style:text-properties officeooo:rsid="002a7cd7"/>
    </style:style>
    <style:style style:name="T5" style:family="text">
      <style:text-properties officeooo:rsid="002bb1e2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1</text:span><text:span text:style-name="T5">7</text:span><text:span text:style-name="T2">.</text:span><text:span text:style-name="T3">0 (M2</text:span><text:span text:style-name="T5">3</text:span><text:span text:style-name="T3">)</text:span></text:p>
      <text:p text:style-name="Standard">Date: <text:date style:data-style-name="N49" text:date-value="2024-09-27T12:10:09.324205177">2024-09-27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93" meta:non-whitespace-character-count="17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